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37"/>
    <style:style style:name="ce6" style:family="table-cell" style:parent-style-name="Default" style:data-style-name="N49">
      <style:text-properties fo:font-weight="normal" style:font-weight-asian="normal" style:font-weight-complex="normal"/>
    </style:style>
    <style:style style:name="ce2" style:family="table-cell" style:parent-style-name="Default" style:data-style-name="N49"/>
    <style:style style:name="ce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6.388cm" svg:y="0.46cm">
            <draw:object draw:notify-on-update-of-ranges="Tabelle1.A3:Tabelle1.A20 Tabelle1.G3:Tabelle1.G20 Tabelle1.D3:Tabelle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6379" table:default-cell-style-name="Default"/>
        <table:table-row table:style-name="ro1">
          <table:table-cell table:style-name="ce3" office:value-type="string" calcext:value-type="string">
            <text:p>condition id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conversion</text:p>
          </table:table-cell>
          <table:table-cell table:style-name="ce3" office:value-type="string" calcext:value-type="string">
            <text:p>reaction started on date</text:p>
          </table:table-cell>
          <table:table-cell table:style-name="ce3" office:value-type="string" calcext:value-type="string">
            <text:p>reaction prepared from stock</text:p>
          </table:table-cell>
          <table:table-cell table:style-name="ce3" office:value-type="string" calcext:value-type="string">
            <text:p>consolidated pH @37°C</text:p>
          </table:table-cell>
          <table:table-cell table:style-name="ce3" table:number-columns-repeated="1637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x59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[.C3]/1000" office:value-type="percentage" office:value="0.534" calcext:value-type="percentage">
            <text:p>53.4%</text:p>
          </table:table-cell>
          <table:table-cell table:style-name="ce6" office:value-type="date" office:date-value="2024-11-22" calcext:value-type="date">
            <text:p>2024-11-22</text:p>
          </table:table-cell>
          <table:table-cell table:style-name="ce8" office:value-type="string" calcext:value-type="string">
            <text:p>x56</text:p>
          </table:table-cell>
          <table:table-cell table:style-name="ce4"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62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[.C4]/1000" office:value-type="percentage" office:value="0.513" calcext:value-type="percentage">
            <text:p>51.3%</text:p>
          </table:table-cell>
          <table:table-cell table:style-name="ce6" office:value-type="date" office:date-value="2024-11-22" calcext:value-type="date">
            <text:p>2024-11-22</text:p>
          </table:table-cell>
          <table:table-cell table:style-name="ce8" office:value-type="string" calcext:value-type="string">
            <text:p>x56</text:p>
          </table:table-cell>
          <table:table-cell office:value-type="float" office:value="7.11" calcext:value-type="float">
            <text:p>7.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63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[.C5]/1000" office:value-type="percentage" office:value="0.461" calcext:value-type="percentage">
            <text:p>46.1%</text:p>
          </table:table-cell>
          <table:table-cell table:style-name="ce6" office:value-type="date" office:date-value="2024-11-22" calcext:value-type="date">
            <text:p>2024-11-22</text:p>
          </table:table-cell>
          <table:table-cell table:style-name="ce8" office:value-type="string" calcext:value-type="string">
            <text:p>x56</text:p>
          </table:table-cell>
          <table:table-cell office:value-type="float" office:value="6.67" calcext:value-type="float">
            <text:p>6.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64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[.C6]/1000" office:value-type="percentage" office:value="0.412" calcext:value-type="percentage">
            <text:p>41.2%</text:p>
          </table:table-cell>
          <table:table-cell table:style-name="ce6" office:value-type="date" office:date-value="2024-11-22" calcext:value-type="date">
            <text:p>2024-11-22</text:p>
          </table:table-cell>
          <table:table-cell table:style-name="ce8" office:value-type="string" calcext:value-type="string">
            <text:p>x56</text:p>
          </table:table-cell>
          <table:table-cell office:value-type="float" office:value="6.3" calcext:value-type="float">
            <text:p>6.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65</text:p>
          </table:table-cell>
          <table:table-cell table:number-columns-repeated="3"/>
          <table:table-cell table:style-name="ce6" office:value-type="date" office:date-value="2024-11-22" calcext:value-type="date">
            <text:p>2024-11-22</text:p>
          </table:table-cell>
          <table:table-cell table:style-name="ce8" office:value-type="string" calcext:value-type="string">
            <text:p>x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66</text:p>
          </table:table-cell>
          <table:table-cell table:number-columns-repeated="3"/>
          <table:table-cell table:style-name="ce6" office:value-type="date" office:date-value="2024-11-22" calcext:value-type="date">
            <text:p>2024-11-22</text:p>
          </table:table-cell>
          <table:table-cell table:style-name="ce8" office:value-type="string" calcext:value-type="string">
            <text:p>x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67</text:p>
          </table:table-cell>
          <table:table-cell table:number-columns-repeated="3"/>
          <table:table-cell table:style-name="ce6" office:value-type="date" office:date-value="2024-11-22" calcext:value-type="date">
            <text:p>2024-11-22</text:p>
          </table:table-cell>
          <table:table-cell table:style-name="ce8" office:value-type="string" calcext:value-type="string">
            <text:p>x56</text:p>
          </table:table-cell>
          <table:table-cell table:style-name="ce12"/>
          <table:table-cell table:number-columns-repeated="16377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abelle1.A1:Tabelle1.G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1-23T05:55:28.057887045</dc:date>
    <meta:editing-duration>PT55M34S</meta:editing-duration>
    <meta:editing-cycles>7</meta:editing-cycles>
    <meta:generator>LibreOffice/7.4.7.2$Linux_X86_64 LibreOffice_project/40$Build-2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6" chart:maximum="9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.4" chart:maximum="0.6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draw:stroke="none" svg:stroke-width="0.08cm" svg:stroke-color="#ff420e" draw:fill-color="#ff420e" dr3d:edge-rounding="5%"/>
      <style:text-properties fo:font-size="12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Tabelle1.A3:Tabelle1.A20 Tabelle1.G3:Tabelle1.G20 Tabelle1.D3:Tabelle1.D20" chart:data-source-has-labels="column" svg:x="1.466cm" svg:y="0.019cm" svg:width="14.332cm" svg:height="7.324cm">
          <chart:coordinate-region svg:x="2.961cm" svg:y="0.378cm" svg:width="12.399cm" svg:height="6.001cm"/>
          <chart:axis chart:dimension="x" chart:name="primary-x" chart:style-name="ch3" chartooo:axis-type="auto">
            <chart:title svg:x="6.917cm" svg:y="7.523cm" chart:style-name="ch4">
              <text:p>pH @ 37°C</text:p>
            </chart:title>
            <chart:categories table:cell-range-address="Tabelle1.A3:Tabelle1.A20"/>
            <chart:grid chart:style-name="ch5" chart:class="major"/>
          </chart:axis>
          <chart:axis chart:dimension="y" chart:name="primary-y" chart:style-name="ch6">
            <chart:title svg:x="0.05cm" svg:y="5.303cm" chart:style-name="ch7">
              <text:p>conversion</text:p>
            </chart:title>
            <chart:grid chart:style-name="ch5" chart:class="major"/>
          </chart:axis>
          <chart:series chart:style-name="ch8" chart:values-cell-range-address="Tabelle1.D3:Tabelle1.D20" chart:class="chart:scatter">
            <chart:domain table:cell-range-address="Tabelle1.G3:Tabelle1.G20"/>
            <chart:data-point/>
            <chart:data-point chart:style-name="ch9" loext:custom-label-pos-x="-0.0445652853303331" loext:custom-label-pos-y="0.0870096677408601"/>
            <chart:data-point chart:style-name="ch9" loext:custom-label-pos-x="0.060566285392837" loext:custom-label-pos-y="0"/>
            <chart:data-point/>
            <chart:data-point chart:style-name="ch9" loext:custom-label-pos-x="0.0483155197199825" loext:custom-label-pos-y="-0.0768974330481165"/>
            <chart:data-point chart:style-name="ch9" loext:custom-label-pos-x="-0.0398149884367773" loext:custom-label-pos-y="0.0567840871207912"/>
            <chart:data-point/>
            <chart:data-point chart:style-name="ch9" loext:custom-label-pos-x="-0.0311894493405838" loext:custom-label-pos-y="0.0502278030892322"/>
            <chart:data-point chart:repeated="2"/>
            <chart:data-point chart:style-name="ch9" loext:custom-label-pos-x="0.0217513594599662" loext:custom-label-pos-y="-0.0151127903100344"/>
            <chart:data-point chart:style-name="ch9" loext:custom-label-pos-x="0.0823801487592974" loext:custom-label-pos-y="0.0351150127791977"/>
            <chart:data-point chart:style-name="ch9" loext:custom-label-pos-x="-0.0275017188574287" loext:custom-label-pos-y="-0.00333370374486054"/>
            <chart:data-point chart:style-name="ch9" loext:custom-label-pos-x="-0.0189386836677293" loext:custom-label-pos-y="-0.0184464940548951"/>
            <chart:data-point chart:style-name="ch9" loext:custom-label-pos-x="0.044502781423839" loext:custom-label-pos-y="0.0301144571619069"/>
            <chart:data-point chart:style-name="ch9" loext:custom-label-pos-x="0" loext:custom-label-pos-y="-0.00833425936215135"/>
            <chart:data-point chart:style-name="ch9" loext:custom-label-pos-x="0.0454403400212513" loext:custom-label-pos-y="0.066896321813534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x59</text:p>
                <draw:g>
                  <svg:desc>Tabelle1.A3:Tabelle1.A20</svg:desc>
                </draw:g>
              </table:table-cell>
              <table:table-cell office:value-type="float" office:value="7.36">
                <text:p>7.36</text:p>
                <draw:g>
                  <svg:desc>Tabelle1.G3:Tabelle1.G20</svg:desc>
                </draw:g>
              </table:table-cell>
              <table:table-cell office:value-type="float" office:value="0.534">
                <text:p>0.534</text:p>
                <draw:g>
                  <svg:desc>Tabelle1.D3:Tabelle1.D20</svg:desc>
                </draw:g>
              </table:table-cell>
            </table:table-row>
            <table:table-row>
              <table:table-cell office:value-type="string">
                <text:p>x62</text:p>
              </table:table-cell>
              <table:table-cell office:value-type="float" office:value="7.11">
                <text:p>7.11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x63</text:p>
              </table:table-cell>
              <table:table-cell office:value-type="float" office:value="6.67">
                <text:p>6.67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x64</text:p>
              </table:table-cell>
              <table:table-cell office:value-type="float" office:value="6.3">
                <text:p>6.3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x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